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officeooo:rsid="000e86a7" officeooo:paragraph-rsid="000e86a7"/>
    </style:style>
    <style:style style:name="P2" style:family="paragraph" style:parent-style-name="Heading_20_1">
      <style:text-properties officeooo:rsid="00104137" officeooo:paragraph-rsid="00104137"/>
    </style:style>
    <style:style style:name="P3" style:family="paragraph" style:parent-style-name="Text_20_body">
      <style:text-properties officeooo:rsid="000e86a7" officeooo:paragraph-rsid="000e86a7"/>
    </style:style>
    <style:style style:name="P4" style:family="paragraph" style:parent-style-name="Text_20_body">
      <style:text-properties officeooo:rsid="00104137" officeooo:paragraph-rsid="00104137"/>
    </style:style>
    <style:style style:name="P5" style:family="paragraph" style:parent-style-name="Title">
      <style:text-properties style:font-name="Liberation Serif" officeooo:rsid="000e86a7" officeooo:paragraph-rsid="000e8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 2: Etch-a-Sketch</text:p>
      <text:h text:style-name="P1" text:outline-level="1">Understanding HDL</text:h>
      <text:p text:style-name="P3">For this step, we analyzed and commented the code for the I2C controller</text:p>
      <text:p text:style-name="P3"/>
      <text:h text:style-name="P2" text:outline-level="1">Understanding FSMs</text:h>
      <text:p text:style-name="P4">For this challenge, we analyzed and commented the code for the ili9341_display_controller file.</text:p>
      <text:p text:style-name="P4"/>
      <text:h text:style-name="P2" text:outline-level="1">VRAM Logic</text:h>
      <text:p text:style-name="P4">After several hours of puzzling, we pulled the code from the solutions for this portion of the lab.</text:p>
      <text:p text:style-name="P4"/>
      <text:h text:style-name="P2" text:outline-level="1">Make it Your Own!</text:h>
      <text:p text:style-name="P4">For this section, we attempted to implement a color inverter on the display if a button was pressed, but decided to de-scope and simplify our goals and simply changed the color of the pixel that was mov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6:53:40.314167512</meta:creation-date>
    <dc:date>2021-11-15T18:00:57.148626488</dc:date>
    <meta:editing-duration>PT12S</meta:editing-duration>
    <meta:editing-cycles>1</meta:editing-cycles>
    <meta:document-statistic meta:table-count="0" meta:image-count="0" meta:object-count="0" meta:page-count="1" meta:paragraph-count="9" meta:word-count="94" meta:character-count="554" meta:non-whitespace-character-count="469"/>
    <meta:generator>LibreOffice/6.4.7.2$Linux_X86_64 LibreOffice_project/40$Build-2</meta:generator>
  </office:meta>
</office:document-meta>
</file>